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Verdana" svg:font-family="Verdana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left="-0.3752in" fo:margin-right="-0.3752in" fo:text-indent="0.1252in" style:auto-text-indent="false"/>
    </style:style>
    <style:style style:name="P2" style:family="paragraph" style:parent-style-name="Standard">
      <style:paragraph-properties fo:keep-together="always"/>
    </style:style>
    <style:style style:name="P3" style:family="paragraph" style:parent-style-name="Standard">
      <style:paragraph-properties fo:margin-left="-0.3126in" fo:margin-right="-0.3752in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-0.3126in" fo:margin-right="-0.3752in" fo:keep-together="auto" fo:orphans="0" fo:widows="0" fo:text-indent="0in" style:auto-text-indent="false" fo:break-before="auto" fo:break-after="auto" fo:padding="0in" fo:border="none" fo:keep-with-next="auto"/>
      <style:text-properties style:font-name="Calibri" fo:font-size="11pt" style:font-name-asian="Calibri1" style:font-size-asian="11pt" style:font-name-complex="Calibri1" style:font-size-complex="11pt"/>
    </style:style>
    <style:style style:name="P5" style:family="paragraph" style:parent-style-name="Standard">
      <style:paragraph-properties fo:margin-left="-0.3126in" fo:margin-right="-0.3752in" fo:keep-together="auto" fo:orphans="0" fo:widows="0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-0.3126in" fo:margin-right="-0.3752in" fo:text-indent="0in" style:auto-text-indent="false" fo:break-before="auto" fo:break-after="auto"/>
    </style:style>
    <style:style style:name="P7" style:family="paragraph" style:parent-style-name="Standard">
      <style:paragraph-properties fo:margin-left="-0.3126in" fo:margin-right="-0.3752in" fo:text-indent="0in" style:auto-text-indent="false" fo:break-before="auto" fo:break-after="auto"/>
      <style:text-properties style:font-name="Calibri" fo:font-size="11pt" style:font-name-asian="Calibri1" style:font-size-asian="11pt" style:font-name-complex="Calibri1" style:font-size-complex="11pt"/>
    </style:style>
    <style:style style:name="P8" style:family="paragraph" style:parent-style-name="Standard">
      <style:paragraph-properties fo:margin-left="-0.3126in" fo:margin-right="-0.3752in" fo:text-indent="0in" style:auto-text-indent="false"/>
    </style:style>
    <style:style style:name="P9" style:family="paragraph" style:parent-style-name="Standard">
      <style:paragraph-properties fo:margin-left="-0.3126in" fo:margin-right="-0.3752in" fo:text-align="end" style:justify-single-word="false" fo:text-indent="0in" style:auto-text-indent="false"/>
    </style:style>
    <style:style style:name="P10" style:family="paragraph" style:parent-style-name="Standard">
      <style:paragraph-properties fo:margin-left="-0.3126in" fo:margin-right="-0.3752in" fo:text-indent="0in" style:auto-text-indent="false"/>
      <style:text-properties fo:font-weight="bold" style:font-weight-asian="bold"/>
    </style:style>
    <style:style style:name="P11" style:family="paragraph" style:parent-style-name="Standard">
      <style:paragraph-properties fo:margin-left="-0.3126in" fo:margin-right="-0.3752in" fo:margin-top="0.139in" fo:margin-bottom="0.139in" loext:contextual-spacing="false" fo:line-height="100%" fo:text-indent="0in" style:auto-text-indent="false"/>
    </style:style>
    <style:style style:name="P12" style:family="paragraph" style:parent-style-name="Standard">
      <style:paragraph-properties fo:margin-left="-0.3126in" fo:margin-right="-0.3752in" fo:margin-top="0in" fo:margin-bottom="0in" loext:contextual-spacing="false" fo:line-height="100%" fo:keep-together="auto" fo:orphans="0" fo:widows="0" fo:text-indent="0in" style:auto-text-indent="false" fo:break-before="auto" fo:break-after="auto" fo:padding="0in" fo:border="none" fo:keep-with-next="auto"/>
    </style:style>
    <style:style style:name="P13" style:family="paragraph" style:parent-style-name="Standard" style:master-page-name="Standard">
      <style:paragraph-properties fo:margin-left="-0.3126in" fo:margin-right="-0.3752in" fo:text-align="end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14" style:family="paragraph" style:parent-style-name="Standard">
      <style:paragraph-properties fo:margin-left="-0.3752in" fo:margin-right="-0.3752in" fo:text-indent="0.1252in" style:auto-text-indent="false"/>
    </style:style>
    <style:style style:name="P15" style:family="paragraph" style:parent-style-name="Standard" style:list-style-name="WWNum10">
      <style:paragraph-properties fo:margin-left="-0.3752in" fo:margin-right="-0.3752in" fo:text-indent="0.1252in" style:auto-text-indent="false"/>
    </style:style>
    <style:style style:name="P16" style:family="paragraph" style:parent-style-name="Standard">
      <style:paragraph-properties fo:margin-left="0in" fo:margin-right="-0.3752in" fo:text-indent="0in" style:auto-text-indent="false"/>
      <style:text-properties fo:font-size="10pt" style:font-size-asian="10pt" style:font-size-complex="10pt"/>
    </style:style>
    <style:style style:name="P17" style:family="paragraph" style:parent-style-name="Standard">
      <style:paragraph-properties fo:margin-left="0in" fo:margin-right="-0.3752in" fo:text-indent="0in" style:auto-text-indent="false" fo:break-before="auto" fo:break-after="auto"/>
      <style:text-properties fo:font-size="10pt" style:font-size-asian="10pt" style:font-size-complex="10pt"/>
    </style:style>
    <style:style style:name="P18" style:family="paragraph" style:parent-style-name="Standard" style:list-style-name="WWNum1">
      <style:paragraph-properties fo:margin-left="-0.3126in" fo:margin-right="-0.3752in" fo:text-indent="0.0626in" style:auto-text-indent="false" fo:break-before="auto" fo:break-after="auto"/>
    </style:style>
    <style:style style:name="P19" style:family="paragraph" style:parent-style-name="Standard" style:list-style-name="WWNum10">
      <style:paragraph-properties fo:margin-left="-0.3126in" fo:margin-right="-0.3752in" fo:text-indent="0.0626in" style:auto-text-indent="false" fo:break-before="auto" fo:break-after="auto"/>
    </style:style>
    <style:style style:name="P20" style:family="paragraph" style:parent-style-name="Standard" style:list-style-name="WWNum5">
      <style:paragraph-properties fo:margin-left="-0.3126in" fo:margin-right="-0.3752in" fo:text-indent="0.0626in" style:auto-text-indent="false" fo:break-before="auto" fo:break-after="auto"/>
    </style:style>
    <style:style style:name="P21" style:family="paragraph" style:parent-style-name="Standard" style:list-style-name="WWNum12">
      <style:paragraph-properties fo:margin-left="-0.3126in" fo:margin-right="-0.3752in" fo:text-indent="0.0626in" style:auto-text-indent="false" fo:break-before="auto" fo:break-after="auto"/>
    </style:style>
    <style:style style:name="P22" style:family="paragraph" style:parent-style-name="Standard" style:list-style-name="WWNum3">
      <style:paragraph-properties fo:margin-left="-0.3126in" fo:margin-right="-0.3752in" fo:text-indent="0.0626in" style:auto-text-indent="false" fo:break-before="auto" fo:break-after="auto" fo:padding="0in" fo:border="none"/>
    </style:style>
    <style:style style:name="P23" style:family="paragraph" style:parent-style-name="Standard" style:list-style-name="WWNum10">
      <style:paragraph-properties fo:margin-left="-0.3126in" fo:margin-right="-0.3752in" fo:text-indent="0.0626in" style:auto-text-indent="false" fo:break-before="auto" fo:break-after="auto" fo:padding="0in" fo:border="none"/>
    </style:style>
    <style:style style:name="P24" style:family="paragraph" style:parent-style-name="Standard" style:list-style-name="WWNum13">
      <style:paragraph-properties fo:margin-left="-0.3126in" fo:margin-right="-0.3752in" fo:keep-together="auto" fo:orphans="0" fo:widows="0" fo:text-indent="0.0626in" style:auto-text-indent="false" fo:break-before="auto" fo:break-after="auto" fo:padding="0in" fo:border="none" fo:keep-with-next="auto"/>
    </style:style>
    <style:style style:name="P25" style:family="paragraph" style:parent-style-name="Standard" style:list-style-name="WWNum2">
      <style:paragraph-properties fo:margin-left="-0.3126in" fo:margin-right="-0.3752in" fo:keep-together="auto" fo:orphans="0" fo:widows="0" fo:text-indent="0.0626in" style:auto-text-indent="false" fo:break-before="auto" fo:break-after="auto" fo:padding="0in" fo:border="none" fo:keep-with-next="auto"/>
    </style:style>
    <style:style style:name="P26" style:family="paragraph" style:parent-style-name="Standard" style:list-style-name="WWNum9">
      <style:paragraph-properties fo:margin-left="-0.3126in" fo:margin-right="-0.3752in" fo:text-indent="0.0626in" style:auto-text-indent="false"/>
    </style:style>
    <style:style style:name="P27" style:family="paragraph" style:parent-style-name="Standard" style:list-style-name="WWNum4">
      <style:paragraph-properties fo:margin-left="-0.3126in" fo:margin-right="-0.3752in" fo:text-indent="0.0626in" style:auto-text-indent="false"/>
    </style:style>
    <style:style style:name="P28" style:family="paragraph" style:parent-style-name="Standard" style:list-style-name="WWNum11">
      <style:paragraph-properties fo:margin-left="-0.3126in" fo:margin-right="-0.3752in" fo:text-indent="0.0626in" style:auto-text-indent="false"/>
    </style:style>
    <style:style style:name="P29" style:family="paragraph" style:parent-style-name="Standard" style:list-style-name="WWNum8">
      <style:paragraph-properties fo:margin-left="-0.3126in" fo:margin-right="-0.3752in" fo:text-indent="0.0626in" style:auto-text-indent="false"/>
    </style:style>
    <style:style style:name="P30" style:family="paragraph" style:parent-style-name="Standard" style:list-style-name="WWNum6">
      <style:paragraph-properties fo:margin-left="-0.3126in" fo:margin-right="-0.3752in" fo:text-indent="0.0626in" style:auto-text-indent="false"/>
    </style:style>
    <style:style style:name="P31" style:family="paragraph" style:parent-style-name="Standard" style:list-style-name="WWNum7">
      <style:paragraph-properties fo:margin-left="-0.3126in" fo:margin-right="-0.3752in" fo:text-indent="0.0626in" style:auto-text-indent="false"/>
    </style:style>
    <style:style style:name="P32" style:family="paragraph" style:parent-style-name="Heading_20_3">
      <style:paragraph-properties fo:margin-left="-0.3126in" fo:margin-right="-0.3752in" fo:text-indent="0in" style:auto-text-indent="false"/>
    </style:style>
    <style:style style:name="P33" style:family="paragraph" style:parent-style-name="Heading_20_1">
      <style:paragraph-properties fo:margin-left="-0.3126in" fo:margin-right="-0.3752in" fo:text-indent="0in" style:auto-text-indent="false" fo:padding-left="0.028in" fo:padding-right="0.028in" fo:padding-top="0in" fo:padding-bottom="0.028in" fo:border-left="1.5pt dotted #000000" fo:border-right="1.5pt dotted #000000" fo:border-top="none" fo:border-bottom="1.5pt dotted #000000"/>
    </style:style>
    <style:style style:name="P34" style:family="paragraph" style:parent-style-name="Heading_20_1">
      <style:paragraph-properties fo:margin-left="-0.3126in" fo:margin-right="-0.3752in" fo:text-indent="0in" style:auto-text-indent="false"/>
    </style:style>
    <style:style style:name="P35" style:family="paragraph" style:parent-style-name="Heading_20_1">
      <style:paragraph-properties fo:margin-left="-0.3126in" fo:margin-right="-0.3752in" fo:keep-together="always" fo:text-indent="0in" style:auto-text-indent="false"/>
    </style:style>
    <style:style style:name="P36" style:family="paragraph" style:parent-style-name="Heading_20_2">
      <style:paragraph-properties fo:margin-left="-0.3126in" fo:margin-right="-0.3752in" fo:text-indent="0in" style:auto-text-indent="false"/>
    </style:style>
    <style:style style:name="P37" style:family="paragraph" style:parent-style-name="Heading_20_2">
      <style:paragraph-properties fo:margin-left="-0.3126in" fo:margin-right="-0.3752in" fo:keep-together="always" fo:text-indent="0in" style:auto-text-indent="false"/>
    </style:style>
    <style:style style:name="P38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style:font-name="Calibri" fo:font-size="16pt" fo:font-weight="bold" style:font-name-asian="Calibri1" style:font-size-asian="16pt" style:font-weight-asian="bold" style:font-name-complex="Calibri1" style:font-size-complex="16pt"/>
    </style:style>
    <style:style style:name="T3" style:family="text">
      <style:text-properties fo:font-variant="normal" fo:text-transform="none" style:font-name="Calibri" fo:font-size="10pt" style:font-name-asian="Calibri1" style:font-size-asian="10pt" style:font-name-complex="Calibri1" style:font-size-complex="10pt"/>
    </style:style>
    <style:style style:name="T4" style:family="text">
      <style:text-properties fo:font-variant="normal" fo:text-transform="none" style:font-name="Calibri" fo:font-size="10pt" fo:font-weight="bold" style:font-name-asian="Calibri1" style:font-size-asian="10pt" style:font-weight-asian="bold" style:font-name-complex="Calibri1" style:font-size-complex="10pt"/>
    </style:style>
    <style:style style:name="T5" style:family="text">
      <style:text-properties fo:font-variant="normal" fo:text-transform="none" style:text-line-through-style="none" style:text-line-through-type="none" style:text-position="0% 100%" style:font-name="Calibri" fo:font-style="normal" style:text-underline-style="none" fo:font-weight="bold" style:font-name-asian="Calibri1" style:font-style-asian="normal" style:font-weight-asian="bold" style:font-name-complex="Calibri1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style:font-size-asian="10pt" style:font-style-asian="normal" style:font-size-complex="10pt"/>
    </style:style>
    <style:style style:name="T7" style:family="text">
      <style:text-properties fo:font-size="16pt" fo:font-weight="bold" style:font-size-asian="16pt" style:font-weight-asian="bold" style:font-size-complex="16pt"/>
    </style:style>
    <style:style style:name="T8" style:family="text">
      <style:text-properties fo:color="#1155cc" fo:font-size="10pt" style:font-size-asian="10pt" style:font-size-complex="10pt"/>
    </style:style>
    <style:style style:name="T9" style:family="text">
      <style:text-properties fo:color="#1155cc" fo:font-size="10pt" style:font-size-asian="10pt" style:font-size-complex="10pt" fo:background-color="#ffffff"/>
    </style:style>
    <style:style style:name="T10" style:family="text">
      <style:text-properties fo:color="#1155cc" fo:font-size="10pt" fo:font-weight="bold" style:font-size-asian="10pt" style:font-weight-asian="bold" style:font-size-complex="10pt"/>
    </style:style>
    <style:style style:name="T11" style:family="text">
      <style:text-properties fo:color="#1155cc" style:font-name="Calibri" fo:font-size="10pt" style:font-name-asian="Calibri1" style:font-size-asian="10pt" style:font-name-complex="Calibri1" style:font-size-complex="10pt"/>
    </style:style>
    <style:style style:name="T12" style:family="text">
      <style:text-properties fo:color="#1155cc" style:text-underline-style="solid" style:text-underline-width="auto" style:text-underline-color="font-color"/>
    </style:style>
    <style:style style:name="T13" style:family="text">
      <style:text-properties fo:color="#1155cc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style:font-size-asian="10pt" style:font-size-complex="10pt" fo:background-color="#ffffff"/>
    </style:style>
    <style:style style:name="T16" style:family="text">
      <style:text-properties fo:font-size="10pt" fo:font-style="italic" style:font-size-asian="10pt" style:font-style-asian="italic" style:font-size-complex="10pt"/>
    </style:style>
    <style:style style:name="T17" style:family="text">
      <style:text-properties fo:font-size="10pt" style:text-underline-style="none" style:font-size-asian="10pt" style:font-size-complex="10pt"/>
    </style:style>
    <style:style style:name="T18" style:family="text">
      <style:text-properties fo:font-size="10pt" fo:font-weight="bold" style:font-size-asian="10pt" style:font-weight-asian="bold" style:font-size-complex="10pt"/>
    </style:style>
    <style:style style:name="T19" style:family="text">
      <style:text-properties style:font-name="Calibri" fo:font-size="10pt" style:font-name-asian="Calibri1" style:font-size-asian="10pt" style:font-name-complex="Calibri1" style:font-size-complex="10pt"/>
    </style:style>
    <style:style style:name="T20" style:family="text">
      <style:text-properties style:font-name="Calibri" style:font-name-asian="Calibri1" style:font-name-complex="Calibri1"/>
    </style:style>
    <style:style style:name="T21" style:family="text">
      <style:text-properties fo:color="#5b0f00" fo:font-size="10pt" style:font-size-asian="10pt" style:font-size-complex="10pt"/>
    </style:style>
    <style:style style:name="T22" style:family="text">
      <style:text-properties fo:color="#5b0f00"/>
    </style:style>
    <style:style style:name="T23" style:family="text">
      <style:text-properties fo:color="#000000"/>
    </style:style>
    <style:style style:name="T24" style:family="text">
      <style:text-properties fo:color="#660000"/>
    </style:style>
    <style:style style:name="T25" style:family="text">
      <style:text-properties fo:color="#274e13" fo:font-weight="bold" style:font-weight-asian="bold"/>
    </style:style>
    <style:style style:name="T26" style:family="text">
      <style:text-properties style:text-position="super 58%" style:font-name="Calibri" fo:font-size="10pt" style:font-name-asian="Calibri1" style:font-size-asian="10pt" style:font-name-complex="Calibri1" style:font-size-complex="10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tracked-changes text:track-changes="false">
        <text:changed-region xml:id="ct37169792" text:id="ct37169792">
          <text:deletion>
            <office:change-info>
              <dc:creator>Vickie Boling</dc:creator>
              <dc:date>2022-11-04T01:18:27</dc:date>
            </office:change-info>
            <text:p text:style-name="P1"><text:span text:style-name="T1">.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">P</text:span><text:span text:style-name="T7">eter</text:span><text:span text:style-name="T2"> H B</text:span><text:span text:style-name="T7">oling <text:s text:c="20"/></text:span><text:a xlink:type="simple" xlink:href="http://railsbling.com" text:style-name="ListLabel_20_118" text:visited-style-name="ListLabel_20_118"><text:span text:style-name="T8">🔗Portfolio</text:span></text:a><text:span text:style-name="T8"> ⦚ </text:span><text:a xlink:type="simple" xlink:href="https://rubygems.org/profiles/pboling" text:style-name="ListLabel_20_118" text:visited-style-name="ListLabel_20_118"><text:span text:style-name="T8">💎Gems</text:span></text:a><text:span text:style-name="T8"> ⦚ </text:span><text:a xlink:type="simple" xlink:href="https://github.com/pboling" text:style-name="ListLabel_20_118" text:visited-style-name="ListLabel_20_118"><text:span text:style-name="T8">🐙Hub</text:span></text:a><text:span text:style-name="T8"> ⦚ </text:span><text:a xlink:type="simple" xlink:href="https://gitlab.com/pboling" text:style-name="ListLabel_20_118" text:visited-style-name="ListLabel_20_118"><text:span text:style-name="T8">🧪Lab</text:span></text:a><text:span text:style-name="T8"> ⦚ </text:span><text:a xlink:type="simple" xlink:href="https://sr.ht/~galtzo/" text:style-name="ListLabel_20_118" text:visited-style-name="ListLabel_20_118"><text:span text:style-name="T8">🛖Hut</text:span></text:a><text:span text:style-name="T8"> ⦚ </text:span><text:a xlink:type="simple" xlink:href="https://calendly.com/peter-boling/30min" text:style-name="ListLabel_20_118" text:visited-style-name="ListLabel_20_118"><text:span text:style-name="T8">📅Calendly</text:span></text:a><text:span text:style-name="T1"> </text:span><text:span text:style-name="T8">⦚ </text:span><text:a xlink:type="simple" xlink:href="https://www.linkedin.com/in/peterboling/" text:style-name="ListLabel_20_118" text:visited-style-name="ListLabel_20_118"><text:span text:style-name="T8">💼LinkedIn</text:span></text:a></text:p>
      <text:p text:style-name="P3"><text:span text:style-name="T19">📍Detroit, MI</text:span><text:span text:style-name="T8"> (</text:span><text:span text:style-name="T1">r</text:span><text:span text:style-name="T19">emote-only) </text:span><text:span text:style-name="T8">⦚</text:span><text:span text:style-name="T19"> </text:span><text:span text:style-name="T1">⌚️</text:span><text:span text:style-name="T19">TZ-America/*</text:span><text:span text:style-name="T1"> </text:span><text:span text:style-name="T8">⦚</text:span><text:span text:style-name="T19"> </text:span><text:a xlink:type="simple" xlink:href="tel:+1-925-252-5351" text:style-name="ListLabel_20_119" text:visited-style-name="ListLabel_20_119"><text:span text:style-name="T11">📞(925) 252-5351</text:span></text:a><text:span text:style-name="T19"> </text:span><text:span text:style-name="T8">⦚</text:span><text:span text:style-name="T19"> </text:span><text:a xlink:type="simple" xlink:href="mailto:peter@railsbling.com" text:style-name="ListLabel_20_119" text:visited-style-name="ListLabel_20_119"><text:span text:style-name="T11">📧peter@railsbling.com</text:span></text:a></text:p>
      <text:p text:style-name="P9"><draw:rect text:anchor-type="as-char" style:rel-width="100%" draw:z-index="0" draw:style-name="gr1" draw:text-style-name="P38" svg:width="0.0012in" svg:height="0.0213in"><text:p/></draw:rect></text:p>
      <text:p text:style-name="P11"><text:span text:style-name="T1">Executive, director, mentor, advisor, legacy specialist and software engineer for 25 years. Passions are strong testing, design patterns, process innovation, and improving the human condition.</text:span></text:p>
      <text:p text:style-name="P11"><text:span text:style-name="T1">🌎1st: Enterprise Rails app on Windows Server 2k3, IIS6 + FastCGI w/ SSO (2006, </text:span><text:a xlink:type="simple" xlink:href="https://discuss.rubyonrails.org/t/iis-new-fastcgi-support-and-rails/5614/5" text:style-name="ListLabel_20_118" text:visited-style-name="ListLabel_20_118"><text:span text:style-name="T8">ref1</text:span></text:a><text:span text:style-name="T1">, </text:span><text:a xlink:type="simple" xlink:href="https://markmail.org/message/tvkxqnpjltu5xvtk#query:+page:1+mid:tvkxqnpjltu5xvtk+state:results" text:style-name="ListLabel_20_118" text:visited-style-name="ListLabel_20_118"><text:span text:style-name="T8">ref2</text:span></text:a><text:span text:style-name="T1">). Over 15 years ago I designed and built the </text:span><text:a xlink:type="simple" xlink:href="http://iac.iga.in.gov/iac/irtoc.htm" text:style-name="ListLabel_20_118" text:visited-style-name="ListLabel_20_118"><text:span text:style-name="T8">Indiana Register</text:span></text:a><text:span text:style-name="T1"> &amp; </text:span><text:a xlink:type="simple" xlink:href="http://iac.iga.in.gov/iac/iac_title" text:style-name="ListLabel_20_118" text:visited-style-name="ListLabel_20_118"><text:span text:style-name="T8">Administrative Code</text:span></text:a><text:span text:style-name="T1"> website, which continues to daily publish all official legislative documents of the Indiana State General Assembly. Quality matters when longevity matters. Led massive PHP-to-Rails migrations @ </text:span><text:a xlink:type="simple" xlink:href="https://www.asmallworld.com" text:style-name="ListLabel_20_118" text:visited-style-name="ListLabel_20_118"><text:span text:style-name="T8">aSmallWorld</text:span></text:a><text:span text:style-name="T1"> (2008-9) and </text:span><text:a xlink:type="simple" xlink:href="https://www.biblegateway.com" text:style-name="ListLabel_20_118" text:visited-style-name="ListLabel_20_118"><text:span text:style-name="T8">BibleGateway</text:span></text:a><text:span text:style-name="T1"> (2009-10). Recognized as a builder of critical FLOSS tools that make Github possible (2022, </text:span><text:a xlink:type="simple" xlink:href="https://github.blog/2022-06-24-thank-you-to-our-maintainers/" text:style-name="ListLabel_20_118" text:visited-style-name="ListLabel_20_118"><text:span text:style-name="T8">ref</text:span></text:a><text:span text:style-name="T1">).</text:span></text:p>
      <text:p text:style-name="P12"><text:span text:style-name="T1">Languages: <text:s text:c="3"/>🇺🇸English (native) <text:s text:c="3"/>⦚ <text:s text:c="3"/>🇲🇽Spanish (fluent) <text:s text:c="3"/>⦚ <text:s text:c="3"/>🇧🇷Portuguese (fluent) <text:s text:c="3"/>⦚ <text:s text:c="3"/>🇮🇩Indonesian (basic)</text:span></text:p>
      <text:p text:style-name="P8"><text:span text:style-name="T1">Legend: <text:s text:c="2"/>🫰</text:span><text:span text:style-name="T21">Leader / Manager / Exec</text:span><text:span text:style-name="T1"> <text:s text:c="2"/>⦚ <text:s text:c="2"/>🦖Jira Admin <text:s text:c="2"/>⦚ <text:s text:c="2"/>🪜Promotion <text:s text:c="2"/>⦚ <text:s text:c="2"/>📜Contract Extension <text:s text:c="2"/>⦚ <text:s text:c="2"/>💲Acquisition</text:span></text:p>
      <text:p text:style-name="P10"/>
      <text:p text:style-name="P33"><text:bookmark text:name="_i1xdfhzf5vjw"/><text:span text:style-name="T23">Work Experience</text:span></text:p>
      <text:p text:style-name="P2"/>
      <text:p text:style-name="P37"><text:bookmark text:name="_k9pvr1ltfl7b"/><text:span text:style-name="T24">Director of Engineering</text:span> <text:s text:c="3"/>⦚ <text:s text:c="3"/><text:a xlink:type="simple" xlink:href="https://rivierapartners.com/" text:style-name="ListLabel_20_120" text:visited-style-name="ListLabel_20_120"><text:span text:style-name="T12">Riviera Partners </text:span></text:a><text:s text:c="3"/>⦚ <text:s text:c="3"/><text:span text:style-name="T23">Feb 2020</text:span> <text:s text:c="3"/>⦚ <text:s text:c="3"/><text:span text:style-name="T23">present</text:span></text:p>
      <text:p text:style-name="P32"><text:bookmark text:name="_bfeipjeegc9i"/>🥞Rails 5.2, Ruby 2.5…2.7, RSpec, psql, SQS, S3, <text:a xlink:type="simple" xlink:href="https://www.elastic.co/elasticsearch/" text:style-name="ListLabel_20_121" text:visited-style-name="ListLabel_20_121"><text:span text:style-name="T13">ES</text:span></text:a>, Sidekiq, k8, Hasura, GraphQL, CQRS+ES, Svelte, <text:a xlink:type="simple" xlink:href="https://github.com" text:style-name="ListLabel_20_121" text:visited-style-name="ListLabel_20_121"><text:span text:style-name="T13">GH</text:span></text:a>, <text:a xlink:type="simple" xlink:href="https://jenkins-x.io/" text:style-name="ListLabel_20_121" text:visited-style-name="ListLabel_20_121"><text:span text:style-name="T13">Jx</text:span></text:a><text:span text:style-name="T1"> <text:s/>⦚ <text:s/></text:span><text:span text:style-name="T25">🫰🦖🪜🪜🇺🇸🇧🇷</text:span></text:p>
      <text:list xml:id="list2777412855" text:style-name="WWNum10">
        <text:list-item>
          <text:p text:style-name="P15"><text:span text:style-name="T15">Managed back-end</text:span><text:span text:style-name="T1">,</text:span><text:span text:style-name="T15"> devops</text:span><text:span text:style-name="T1">, and all contractors</text:span><text:span text:style-name="T15">. Translated executive strategy to an execut</text:span><text:span text:style-name="T1">able roadmap. Order of magnitude improvement to response rate w/ a</text:span><text:span text:style-name="T15">utomated email </text:span><text:span text:style-name="T1">drips. Promoted to Eng Manager, then Dir Eng; </text:span><text:span text:style-name="T15">Event Storming </text:span><text:span text:style-name="T1">to map business domain. </text:span><text:span text:style-name="T15">Upgraded tools, </text:span><text:span text:style-name="T1">deps</text:span><text:span text:style-name="T15"> </text:span><text:span text:style-name="T1">&amp;</text:span><text:span text:style-name="T15"> SSL </text:span><text:span text:style-name="T1">certs</text:span><text:span text:style-name="T15">, patched CVEs, </text:span><text:span text:style-name="T1">wrote </text:span><text:a xlink:type="simple" xlink:href="https://rubygems.org/gems/service_actor-promptable" text:style-name="ListLabel_20_118" text:visited-style-name="ListLabel_20_118"><text:span text:style-name="T8">service_actor-promptable</text:span></text:a><text:change text:change-id="ct37169792"/></text:p>
        </text:list-item>
      </text:list>
      <text:p text:style-name="P16"/>
      <text:p text:style-name="P37"><text:bookmark text:name="_ug63ikoxxa"/><text:span text:style-name="T24">Tech Advisor</text:span><text:span text:style-name="T23">, Principal Engineer</text:span> <text:s text:c="3"/>⦚ <text:s text:c="3"/><text:a xlink:type="simple" xlink:href="https://www.crunchbase.com/organization/karuna" text:style-name="ListLabel_20_120" text:visited-style-name="ListLabel_20_120"><text:span text:style-name="T12">Karuna Health</text:span></text:a> <text:s text:c="3"/>⦚ <text:s text:c="3"/><text:span text:style-name="T23">Nov 2018 </text:span><text:s text:c="3"/>⦚ <text:s text:c="3"/><text:span text:style-name="T23">1.5y</text:span></text:p>
      <text:p text:style-name="P32"><text:bookmark text:name="_c440sfrn2cg4"/>🥞Rails 5.2, Ruby 2.5…2.6, RSpec, psql, SQS, Protobuf, S3, <text:a xlink:type="simple" xlink:href="https://www.elastic.co/elasticsearch/" text:style-name="ListLabel_20_121" text:visited-style-name="ListLabel_20_121"><text:span text:style-name="T13">ES</text:span></text:a>, Sidekiq, Aptible, <text:a xlink:type="simple" xlink:href="https://github.com" text:style-name="ListLabel_20_121" text:visited-style-name="ListLabel_20_121"><text:span text:style-name="T13">GH</text:span></text:a><text:span text:style-name="T1"> <text:s/>⦚ <text:s/></text:span><text:span text:style-name="T25">🫰💲🇺🇸🇲🇽🇮🇩</text:span></text:p>
      <text:list xml:id="list3620904079" text:style-name="WWNum1">
        <text:list-item>
          <text:p text:style-name="P18"><text:span text:style-name="T1">Built email gateway, notifications. </text:span><text:span text:style-name="T15">Advised on</text:span><text:span text:style-name="T1"> tech</text:span><text:span text:style-name="T15"> </text:span><text:span text:style-name="T1">&amp;</text:span><text:span text:style-name="T15"> hiring</text:span><text:span text:style-name="T1">; </text:span><text:span text:style-name="T15">Acquired by </text:span><text:a xlink:type="simple" xlink:href="https://www.commure.com/" text:style-name="ListLabel_20_122" text:visited-style-name="ListLabel_20_122"><text:span text:style-name="T9">Commure</text:span></text:a><text:a xlink:type="simple" xlink:href="https://www.commure.com/" text:style-name="ListLabel_20_122" text:visited-style-name="ListLabel_20_122"><text:span text:style-name="T9">, Inc</text:span></text:a></text:p>
        </text:list-item>
      </text:list>
      <text:p text:style-name="P6"/>
      <text:p text:style-name="Heading_20_2"><text:bookmark text:name="_g6ga4h9l23nw"/><text:span text:style-name="T23">Principal Engineer, </text:span><text:span text:style-name="T24">Founder</text:span> <text:s text:c="3"/>⦚ <text:s text:c="3"/><text:a xlink:type="simple" xlink:href="https://9thbit.net" text:style-name="ListLabel_20_120" text:visited-style-name="ListLabel_20_120"><text:span text:style-name="T12">9thBit LLC</text:span></text:a> <text:s text:c="3"/>⦚ <text:s text:c="3"/><text:span text:style-name="T23">Nov 2018</text:span> <text:s text:c="3"/>⦚ <text:s text:c="3"/><text:span text:style-name="T23">3.6y</text:span></text:p>
      <text:p text:style-name="P32"><text:bookmark text:name="_5lg993fi25a9"/><text:span text:style-name="T1"><text:s/></text:span>🥞Rails 4.2…5.2, Ruby 2.0…2.6, React v16, Redux, RSpec, psql, S3, <text:a xlink:type="simple" xlink:href="https://www.elastic.co/elasticsearch/" text:style-name="ListLabel_20_121" text:visited-style-name="ListLabel_20_121"><text:span text:style-name="T13">ES</text:span></text:a>, Sidekiq, <text:a xlink:type="simple" xlink:href="https://github.com" text:style-name="ListLabel_20_121" text:visited-style-name="ListLabel_20_121"><text:span text:style-name="T13">GH</text:span></text:a>, Cypress, Contentful, DynamoDB, S3 &amp; <text:a xlink:type="simple" xlink:href="https://aws.amazon.com/cloudwatch/" text:style-name="ListLabel_20_121" text:visited-style-name="ListLabel_20_121"><text:span text:style-name="T13">CW</text:span></text:a>, <text:a xlink:type="simple" xlink:href="https://www.elastic.co/elasticsearch/" text:style-name="ListLabel_20_121" text:visited-style-name="ListLabel_20_121"><text:span text:style-name="T13">ES</text:span></text:a>, Mongo, Resque, <text:a xlink:type="simple" xlink:href="https://bitbucket.org/" text:style-name="ListLabel_20_121" text:visited-style-name="ListLabel_20_121"><text:span text:style-name="T13">BB</text:span></text:a>, <text:a xlink:type="simple" xlink:href="https://www.digitalocean.com/" text:style-name="ListLabel_20_121" text:visited-style-name="ListLabel_20_121"><text:span text:style-name="T13">DO</text:span></text:a>, <text:a xlink:type="simple" xlink:href="https://www.datadoghq.com/" text:style-name="ListLabel_20_121" text:visited-style-name="ListLabel_20_121"><text:span text:style-name="T13">DD</text:span></text:a>, <text:a xlink:type="simple" xlink:href="https://newrelic.com/" text:style-name="ListLabel_20_121" text:visited-style-name="ListLabel_20_121"><text:span text:style-name="T13">NR</text:span></text:a>, <text:a xlink:type="simple" xlink:href="https://www.salesforce.com/" text:style-name="ListLabel_20_121" text:visited-style-name="ListLabel_20_121"><text:span text:style-name="T13">SF</text:span></text:a><text:span text:style-name="T1"> <text:s/>⦚ <text:s/></text:span><text:span text:style-name="T25">🦖📜📜📜🇺🇸</text:span></text:p>
      <text:list xml:id="list205128750970147" text:continue-list="list2777412855" text:style-name="WWNum10">
        <text:list-item>
          <text:p text:style-name="P19"><text:span text:style-name="T1">Contracted (extended, 2x) w/ Intricately; Track changes to </text:span><text:span text:style-name="T16">the internet</text:span><text:span text:style-name="T1"> (writ large). Automated alerting, benchmarking; Reports for F100 enterprise customers. Wrote </text:span><text:a xlink:type="simple" xlink:href="https://github.com/pboling/debug_logging" text:style-name="ListLabel_20_118" text:visited-style-name="ListLabel_20_118"><text:span text:style-name="T8">debug_logging</text:span></text:a><text:span text:style-name="T1">; began maintaining </text:span><text:a xlink:type="simple" xlink:href="https://rubygems.org/gems/dynamoid" text:style-name="ListLabel_20_118" text:visited-style-name="ListLabel_20_118"><text:span text:style-name="T8">dynamoid</text:span></text:a></text:p>
        </text:list-item>
        <text:list-item>
          <text:p text:style-name="P19"><text:span text:style-name="T1">C</text:span><text:span text:style-name="T19">ontract (extended)</text:span><text:span text:style-name="T1"> on </text:span><text:a xlink:type="simple" xlink:href="https://gainbridge.io/" text:style-name="ListLabel_20_118" text:visited-style-name="ListLabel_20_118"><text:span text:style-name="T8">Gainbridge</text:span></text:a><text:span text:style-name="T1">, </text:span><text:a xlink:type="simple" xlink:href="https://www.delawarelife.com/" text:style-name="ListLabel_20_118" text:visited-style-name="ListLabel_20_118"><text:span text:style-name="T8">Delaware Life</text:span></text:a><text:span text:style-name="T1">, </text:span><text:a xlink:type="simple" xlink:href="https://www.group1001.com/" text:style-name="ListLabel_20_118" text:visited-style-name="ListLabel_20_118"><text:span text:style-name="T8">Group1001</text:span></text:a><text:span text:style-name="T1">, Relay Rewards. Sole dev on Relay Rewards &amp; Group1001 (Rails); SME for analytics on </text:span><text:span text:style-name="T19">Gainbridge</text:span><text:span text:style-name="T1"> (</text:span><text:span text:style-name="T19">React v16)</text:span></text:p>
        </text:list-item>
      </text:list>
      <text:p text:style-name="P6"/>
      <text:p text:style-name="P36"><text:bookmark text:name="_c3vyx59154lc"/><text:span text:style-name="T23">Principal Engineer </text:span><text:span text:style-name="T22">Team Lead</text:span> <text:s text:c="3"/>⦚ <text:s text:c="3"/><text:a xlink:type="simple" xlink:href="https://boltthreads.com/" text:style-name="ListLabel_20_120" text:visited-style-name="ListLabel_20_120"><text:span text:style-name="T12">Bolt Threads</text:span></text:a> <text:s text:c="3"/>⦚ <text:s text:c="3"/><text:span text:style-name="T23">Sep 2017</text:span> <text:s text:c="3"/>⦚ <text:s text:c="3"/><text:span text:style-name="T23">0.8y</text:span></text:p>
      <text:p text:style-name="P32"><text:bookmark text:name="_k2x60k27t6l3"/>🥞Rails 4.2…5.2, Ruby 2.3…2.5, RSpec, psql, Ubuntu, OPC DA<text:span text:style-name="T1"> <text:s/>⦚ <text:s/></text:span><text:span text:style-name="T25">🫰🦖🇺🇸</text:span></text:p>
      <text:list xml:id="list205127450139609" text:continue-numbering="true" text:style-name="WWNum10">
        <text:list-item>
          <text:p text:style-name="P19"><text:soft-page-break/><text:span text:style-name="T1">Integrated OPC DA; Instrumented Stoll industrial knitting machine. Lab </text:span><text:span text:style-name="T19">Information Management System (LIMS) </text:span><text:span text:style-name="T1">maintenance &amp;</text:span><text:span text:style-name="T19"> </text:span><text:span text:style-name="T1">then</text:span><text:span text:style-name="T19"> replacement</text:span><text:span text:style-name="T1">. Completed “Leadership Fundamentals” training &amp; interviewed new leadership</text:span></text:p>
        </text:list-item>
      </text:list>
      <text:p text:style-name="P17"/>
      <text:p text:style-name="P37"><text:bookmark text:name="_y9topctynytv"/><text:span text:style-name="T23">Principal Engineer </text:span><text:span text:style-name="T22">Team Lead</text:span> <text:s text:c="3"/>⦚ <text:s text:c="3"/><text:a xlink:type="simple" xlink:href="https://invoice.2go.com/" text:style-name="ListLabel_20_120" text:visited-style-name="ListLabel_20_120"><text:span text:style-name="T12">Invoice2go</text:span></text:a> <text:s text:c="3"/>⦚ <text:s text:c="3"/><text:span text:style-name="T23">Jan 2016</text:span> <text:s text:c="3"/>⦚ <text:s text:c="3"/>1.1y</text:p>
      <text:p text:style-name="P32"><text:bookmark text:name="_vndqpruecbpr"/>🥞Rails 4.2, Ruby 2.3, RSpec, AngularJS 1.4, psql, S3, <text:a xlink:type="simple" xlink:href="https://www.elastic.co/elasticsearch/" text:style-name="ListLabel_20_121" text:visited-style-name="ListLabel_20_121"><text:span text:style-name="T13">ES</text:span></text:a>, Redis, Sidekiq, CircleCI, Jenkins, <text:a xlink:type="simple" xlink:href="https://github.com/enterprise" text:style-name="ListLabel_20_121" text:visited-style-name="ListLabel_20_121"><text:span text:style-name="T13">GH Enterprise</text:span></text:a>, <text:a xlink:type="simple" xlink:href="https://www.zendesk.com/" text:style-name="ListLabel_20_121" text:visited-style-name="ListLabel_20_121"><text:span text:style-name="T13">ZD</text:span></text:a>, <text:a xlink:type="simple" xlink:href="https://newrelic.com/" text:style-name="ListLabel_20_121" text:visited-style-name="ListLabel_20_121"><text:span text:style-name="T13">NR</text:span></text:a><text:span text:style-name="T1"> <text:s/>⦚ <text:s/></text:span><text:span text:style-name="T25">🫰🦖🪜🇺🇸🇮🇩</text:span></text:p>
      <text:list xml:id="list862029839" text:style-name="WWNum3">
        <text:list-item>
          <text:p text:style-name="P22"><text:span text:style-name="T1">Managed &amp; led</text:span><text:span text:style-name="T19"> web team in developing a revamped web app</text:span><text:span text:style-name="T1">. Managed automation team (dev tools): git flow,</text:span><text:span text:style-name="T19"> feature flags.</text:span><text:span text:style-name="T1"> Promoted to Principal Engineer &amp; assigned l</text:span><text:span text:style-name="T19">eadership role in Jakarta office</text:span></text:p>
        </text:list-item>
      </text:list>
      <text:p text:style-name="P4"/>
      <text:p text:style-name="P37"><text:bookmark text:name="_ru9p3iw4gopw"/><text:span text:style-name="T23">Staff Engineer (equivalent) </text:span><text:s text:c="3"/>⦚ <text:s text:c="3"/><text:a xlink:type="simple" xlink:href="http://www.trumaker.com" text:style-name="ListLabel_20_120" text:visited-style-name="ListLabel_20_120"><text:span text:style-name="T12">Trumaker &amp; Co</text:span></text:a> <text:s text:c="3"/>⦚ <text:s text:c="3"/><text:span text:style-name="T23">Apr 2014</text:span> <text:s text:c="3"/>⦚ <text:s text:c="3"/><text:span text:style-name="T23">2y</text:span></text:p>
      <text:p text:style-name="P32"><text:bookmark text:name="_jo4d971vcvt8"/>🥞Rails 3.2, Ruby 2.0…2.1, RSpec, React, Ember, Haml, Slim, SASS, psql, S3, Sidekiq, TravisCI, <text:a xlink:type="simple" xlink:href="https://github.com" text:style-name="ListLabel_20_121" text:visited-style-name="ListLabel_20_121"><text:span text:style-name="T13">GH</text:span></text:a>, <text:a xlink:type="simple" xlink:href="https://www.salesforce.com/" text:style-name="ListLabel_20_121" text:visited-style-name="ListLabel_20_121"><text:span text:style-name="T13">SF</text:span></text:a>, <text:a xlink:type="simple" xlink:href="https://newrelic.com/" text:style-name="ListLabel_20_121" text:visited-style-name="ListLabel_20_121"><text:span text:style-name="T13">NR</text:span></text:a>, Heroku<text:span text:style-name="T1"> <text:s/>⦚ <text:s/></text:span><text:span text:style-name="T25">🇺🇸</text:span></text:p>
      <text:list xml:id="list205127284157176" text:continue-list="list205127450139609" text:style-name="WWNum10">
        <text:list-item>
          <text:p text:style-name="P23"><text:span text:style-name="T19">Extract</text:span><text:span text:style-name="T1">ions to </text:span><text:span text:style-name="T19">ember-cli</text:span><text:span text:style-name="T1"> &amp; react; Ordering</text:span><text:span text:style-name="T19">, </text:span><text:span text:style-name="T1">manufacturing, </text:span><text:span text:style-name="T19">shipping</text:span><text:span text:style-name="T1"> &amp; inventory biz logic. F</text:span><text:span text:style-name="T19">ully spec’d 12-state Lead CRM tool w/ </text:span><text:span text:style-name="T1">sales attribution. Wrote </text:span><text:a xlink:type="simple" xlink:href="https://rubygems.org/gems/celluloid-io-pg-listener" text:style-name="ListLabel_20_118" text:visited-style-name="ListLabel_20_118"><text:span text:style-name="T8">celluloid-io-pg-listener</text:span></text:a><text:span text:style-name="T1"> - real-time, bi-directional, SalesForce integration</text:span></text:p>
        </text:list-item>
      </text:list>
      <text:p text:style-name="P4"/>
      <text:p text:style-name="P37"><text:bookmark text:name="_pntfs1ljgiif"/><text:span text:style-name="T23">Staff Engineer, </text:span><text:span text:style-name="T24">Founder</text:span> <text:s text:c="3"/>⦚ <text:s text:c="3"/><text:a xlink:type="simple" xlink:href="https://9thbit.net" text:style-name="ListLabel_20_120" text:visited-style-name="ListLabel_20_120"><text:span text:style-name="T12">9thBit LLC</text:span></text:a> <text:s text:c="3"/>⦚ <text:s text:c="3"/><text:span text:style-name="T23">Aug 2013</text:span> <text:s text:c="3"/>⦚ <text:s text:c="2"/><text:span text:style-name="T23"><text:s/>1.3y</text:span></text:p>
      <text:p text:style-name="P32"><text:bookmark text:name="_t6p1cr2v6tbe"/>🥞Ruby 1.8…2.1, CGI, FastCGI, Mail gem, RSpec, Oracle 11g, rbenv, bash, daemons, RedHat linux<text:span text:style-name="T1"> <text:s/>⦚ <text:s/></text:span><text:span text:style-name="T25">📜🇺🇸</text:span></text:p>
      <text:list xml:id="list256044788" text:style-name="WWNum13">
        <text:list-item>
          <text:p text:style-name="P24"><text:span text:style-name="T19">Initial 9 month contact with </text:span><text:a xlink:type="simple" xlink:href="http://cpg.org" text:style-name="ListLabel_20_119" text:visited-style-name="ListLabel_20_119"><text:span text:style-name="T11">Church Pension Group</text:span></text:a><text:span text:style-name="T19"> extended </text:span><text:span text:style-name="T1">to</text:span><text:span text:style-name="T19"> project completion</text:span><text:span text:style-name="T1">. </text:span><text:span text:style-name="T3">Forensic </text:span><text:span text:style-name="T1">modernization; A</text:span><text:span text:style-name="T3">ccount locking</text:span><text:span text:style-name="T1">, </text:span><text:span text:style-name="T3">token </text:span><text:span text:style-name="T1">auth, </text:span><text:span text:style-name="T3">daemon</text:span><text:span text:style-name="T1">s, </text:span><text:span text:style-name="T3">`make` build system</text:span><text:span text:style-name="T1">. Achieved </text:span><text:span text:style-name="T3">10x perf improvement of internal services</text:span><text:span text:style-name="T1">, </text:span><text:span text:style-name="T3">20 req/s </text:span><text:span text:style-name="T1">increased to &gt;</text:span><text:span text:style-name="T3"> 200 req/s</text:span></text:p>
        </text:list-item>
      </text:list>
      <text:p text:style-name="P5"/>
      <text:p text:style-name="P37"><text:bookmark text:name="_t2ntap5i99ac"/><text:span text:style-name="T24">Chief Technology Officer, Co-founder</text:span> <text:s text:c="3"/>⦚ <text:s text:c="3"/><text:a xlink:type="simple" xlink:href="https://www.crunchbase.com/organization/acquaintable" text:style-name="ListLabel_20_120" text:visited-style-name="ListLabel_20_120"><text:span text:style-name="T12">Acquaintable</text:span></text:a> <text:s text:c="3"/>⦚ <text:s text:c="3"/><text:span text:style-name="T23">Jun 2012</text:span> <text:s text:c="3"/>⦚ <text:s text:c="3"/><text:span text:style-name="T23">1.4y</text:span></text:p>
      <text:p text:style-name="P32"><text:bookmark text:name="_v4g7c26xqxxy"/>🥞Rails 3.2, JRuby 1.7, Ruby 1.9…2.0, RSpec, RequireJS, Backbone+Marionette, Foundation, SASS, Neo4j, psql, S3, Sidekiq, Unicorn, Puma, TravisCI, <text:a xlink:type="simple" xlink:href="https://github.com" text:style-name="ListLabel_20_121" text:visited-style-name="ListLabel_20_121"><text:span text:style-name="T13">GH</text:span></text:a>, Librato, <text:a xlink:type="simple" xlink:href="https://newrelic.com/" text:style-name="ListLabel_20_121" text:visited-style-name="ListLabel_20_121"><text:span text:style-name="T13">NR</text:span></text:a>, Heroku<text:span text:style-name="T1"> <text:s/>⦚ <text:s/></text:span><text:span text:style-name="T25">🫰💲🇺🇸🇧🇷</text:span></text:p>
      <text:list xml:id="list205127391628401" text:continue-list="list205127284157176" text:style-name="WWNum10">
        <text:list-item>
          <text:p text:style-name="P19"><text:span text:style-name="T1">Co-founded, pitched, fund-raised, and implemented</text:span><text:span text:style-name="T19"> </text:span><text:span text:style-name="T1">socially-curated dating through FoF. </text:span><text:span text:style-name="T19">Mobile</text:span><text:span text:style-name="T1">-</text:span><text:span text:style-name="T19">first </text:span><text:span text:style-name="T1">SPA</text:span><text:span text:style-name="T19">, touch-enabled</text:span><text:span text:style-name="T1">; Full matching UX</text:span><text:span text:style-name="T19"> within 10</text:span><text:span text:style-name="T1">s. Seed round ERA-NYC </text:span><text:span text:style-name="T19">Winter 2013</text:span><text:span text:style-name="T1">; Acquired by Reveal (MS Ventures)</text:span></text:p>
        </text:list-item>
      </text:list>
      <text:p text:style-name="P6"/>
      <text:p text:style-name="P37"><text:bookmark text:name="_pyuioxo0snac"/><text:span text:style-name="T23">Senior Engineer </text:span><text:span text:style-name="T22">Team Lead</text:span> <text:s text:c="3"/>⦚ <text:s text:c="3"/><text:a xlink:type="simple" xlink:href="https://www.bloomberg.com" text:style-name="ListLabel_20_120" text:visited-style-name="ListLabel_20_120"><text:span text:style-name="T12">Bloomberg LP</text:span></text:a> <text:s text:c="3"/>⦚ <text:s text:c="3"/><text:span text:style-name="T23">Aug 2010</text:span> <text:s text:c="3"/>⦚ <text:s text:c="3"/><text:span text:style-name="T23">2.3y</text:span></text:p>
      <text:p text:style-name="P32"><text:bookmark text:name="_enpaspohdt12"/>🥞Rails 2.3…3.2, Ruby 1.8…1.9, Grape, RSpec, RequireJS, Foundation, Slim, SASS, SOAP, Unicorn, Puma, TeamCity, Git<text:span text:style-name="T1"> <text:s/>⦚ <text:s/></text:span><text:span text:style-name="T25">🫰🪜🇺🇸</text:span></text:p>
      <text:list xml:id="list1314830118" text:style-name="WWNum5">
        <text:list-item>
          <text:p text:style-name="P20"><text:span text:style-name="T19">1</text:span><text:span text:style-name="T26">st</text:span><text:span text:style-name="T19"> Employee</text:span><text:span text:style-name="T1">@Bloomberg Black;</text:span><text:span text:style-name="T19"> </text:span><text:span text:style-name="T1">Hired</text:span><text:span text:style-name="T19"> team of 1</text:span><text:span text:style-name="T1">0;</text:span><text:span text:style-name="T19"> </text:span><text:span text:style-name="T1">Promoted to Team Lead. Built JS</text:span><text:span text:style-name="T19"> flyout menus,</text:span><text:span text:style-name="T1"> </text:span><text:span text:style-name="T19">scrollspy, breadcrumbs</text:span><text:span text:style-name="T1">; Created middleware shaving 10ms/req; CMS w/ SSR &amp; AJAX; P</text:span><text:span text:style-name="T19">latform </text:span><text:span text:style-name="T1">support </text:span><text:span text:style-name="T19">– </text:span><text:span text:style-name="T1">Win</text:span><text:span text:style-name="T19">, RedHat &amp; MacOS</text:span></text:p>
        </text:list-item>
      </text:list>
      <text:p text:style-name="P6"/>
      <text:p text:style-name="P37"><text:bookmark text:name="_v10ut8ifg3wm"/><text:span text:style-name="T23">Senior Engineer</text:span> <text:span text:style-name="T24">Team Lead, Founder</text:span> <text:s text:c="3"/>⦚ <text:s text:c="3"/><text:a xlink:type="simple" xlink:href="https://9thbit.net" text:style-name="ListLabel_20_120" text:visited-style-name="ListLabel_20_120"><text:span text:style-name="T12">9thBit LLC</text:span></text:a> <text:s text:c="3"/>⦚ <text:s text:c="2"/><text:span text:style-name="T23"><text:s/>Sep 2008</text:span> <text:s text:c="3"/>⦚ <text:s text:c="3"/><text:span text:style-name="T23">6.1y</text:span></text:p>
      <text:p text:style-name="P32"><text:bookmark text:name="_n9enco8gmjo1"/>🥞Rails 2.0…2.3, Rails LTS, Ruby 1.8…2.2, RSpec, Haml, CSS, MySQL, Mongrel, Unicorn, TravisCI, <text:a xlink:type="simple" xlink:href="https://github.com" text:style-name="ListLabel_20_121" text:visited-style-name="ListLabel_20_121"><text:span text:style-name="T13">GH</text:span></text:a>, <text:a xlink:type="simple" xlink:href="https://newrelic.com/" text:style-name="ListLabel_20_121" text:visited-style-name="ListLabel_20_121"><text:span text:style-name="T13">NR</text:span></text:a><text:span text:style-name="T1"> <text:s/>⦚ <text:s/></text:span><text:span text:style-name="T25">🫰🪜📜🇺🇸🇧🇷</text:span></text:p>
      <text:list xml:id="list205128508431554" text:continue-list="list205127391628401" text:style-name="WWNum10">
        <text:list-item>
          <text:p text:style-name="P19"><text:span text:style-name="T1">Contract with </text:span><text:a xlink:type="simple" xlink:href="https://www.youtube.com/watch?v=b8f6mPkChrs" text:style-name="ListLabel_20_118" text:visited-style-name="ListLabel_20_118"><text:span text:style-name="T8">Timeperks</text:span></text:a><text:span text:style-name="T1"> (early B2B2C DoorDash); Promoted to Team Lead. </text:span><text:span text:style-name="T19">CX ghosting/masquerade tool</text:span><text:span text:style-name="T1">, &amp; </text:span><text:span text:style-name="T19">reporting features (utiliz</text:span><text:span text:style-name="T1">ing</text:span><text:span text:style-name="T19"> my </text:span><text:a xlink:type="simple" xlink:href="https://rubygems.org/gems/csv_pirate" text:style-name="ListLabel_20_119" text:visited-style-name="ListLabel_20_119"><text:span text:style-name="T11">csv_pirate</text:span></text:a><text:span text:style-name="T19"> gem)</text:span><text:span text:style-name="T1">. Implemented 3</text:span><text:span text:style-name="T19">-way marketplace </text:span><text:span text:style-name="T1">payments; began maintaining </text:span><text:a xlink:type="simple" xlink:href="https://rubygems.org/gems/remit" text:style-name="ListLabel_20_119" text:visited-style-name="ListLabel_20_119"><text:span text:style-name="T11">remit</text:span></text:a></text:p>
        </text:list-item>
      </text:list>
      <text:p text:style-name="P7"/>
      <text:p text:style-name="P37"><text:bookmark text:name="_kd5j9raf77f7"/><text:soft-page-break/><text:span text:style-name="T23">Senior Engineer </text:span><text:span text:style-name="T24">Team Lead, Partner</text:span> <text:s text:c="3"/>⦚ <text:s text:c="3"/><text:a xlink:type="simple" xlink:href="https://www.crunchbase.com/organization/sagebit" text:style-name="ListLabel_20_120" text:visited-style-name="ListLabel_20_120"><text:span text:style-name="T12">Sagebit, LLC</text:span></text:a> <text:s text:c="3"/>⦚ <text:s text:c="3"/><text:span text:style-name="T23">Jun 2007</text:span> <text:s text:c="3"/>⦚ <text:s text:c="3"/><text:span text:style-name="T23">4.6y</text:span></text:p>
      <text:p text:style-name="P32"><text:bookmark text:name="_aikqhadq9g5s"/>🥞Rails 1.2…3.1, Ruby 1.8…1.9, RSpec, Haml, CSS, jQuery, MySQL, Mongrel, Unicorn, <text:a xlink:type="simple" xlink:href="https://github.com" text:style-name="ListLabel_20_121" text:visited-style-name="ListLabel_20_121"><text:span text:style-name="T13">GH</text:span></text:a>, Debian, Ubuntu<text:span text:style-name="T1"> <text:s/>⦚ <text:s/></text:span><text:span text:style-name="T25">🫰🪜🪜🇺🇸</text:span></text:p>
      <text:list xml:id="list2750730163" text:style-name="WWNum9">
        <text:list-item>
          <text:p text:style-name="P26"><text:span text:style-name="T1">Hired &amp; trained team of 5 in stateless programming. Promoted to Team Lead, then Partner; Led buildout of </text:span><text:a xlink:type="simple" xlink:href="https://www.radiobookmark.com/" text:style-name="ListLabel_20_118" text:visited-style-name="ListLabel_20_118"><text:span text:style-name="T8">RadioBookmark</text:span></text:a><text:span text:style-name="T1">’s back-end. Built internal projects: sports management, event finder &amp; tickets, spam analysis</text:span></text:p>
        </text:list-item>
        <text:list-item>
          <text:p text:style-name="P26"><text:span text:style-name="T1">Led team of 10 developers converting </text:span><text:a xlink:type="simple" xlink:href="http://asmallworld.com/" text:style-name="ListLabel_20_118" text:visited-style-name="ListLabel_20_118"><text:span text:style-name="T8">aSmallWorld</text:span></text:a><text:span text:style-name="T1"> to Rails; LB’d</text:span><text:span text:style-name="T19"> roll</text:span><text:span text:style-name="T1">ing </text:span><text:span text:style-name="T19">32 server prod</text:span><text:span text:style-name="T1"> env; 2MM uniques/month, &amp; 300K page views/day; Data migration; F</text:span><text:span text:style-name="T19">orum, photo sharing, friend network, </text:span><text:span text:style-name="T1">page &amp; user tracking; P</text:span><text:span text:style-name="T19">olymorphic CMS</text:span><text:span text:style-name="T1">; Advertising engine for Estee Lauder &amp; Mercedes-Mclaren</text:span></text:p>
        </text:list-item>
      </text:list>
      <text:p text:style-name="P32"><text:bookmark text:name="_y3srlzlwsrib"/></text:p>
      <text:p text:style-name="P37"><text:bookmark text:name="_ovsu95jt1jvs"/><text:span text:style-name="T23">Senior Engineer, </text:span><text:span text:style-name="T24">Founder</text:span> <text:s text:c="3"/>⦚ <text:s text:c="3"/><text:a xlink:type="simple" xlink:href="https://9thbit.net" text:style-name="ListLabel_20_120" text:visited-style-name="ListLabel_20_120"><text:span text:style-name="T12">9thBit LLC</text:span></text:a> <text:s text:c="3"/>⦚ <text:s text:c="3"/><text:span text:style-name="T23">Mar 2007</text:span> <text:s text:c="3"/>⦚ <text:s text:c="3"/><text:span text:style-name="T23">3.6y</text:span></text:p>
      <text:p text:style-name="P32"><text:bookmark text:name="_yldyk8ng7p6v"/>🥞Rails 1.2…2.3, Ruby 1.8…1.9, MySQL, RSpec, EPub, Solr, Redmine, jQuery, AJAX, CSS, Debian, Ubuntu, Bash <text:s/>⦚ <text:s/><text:span text:style-name="T25">🪜📜📜📜🇺🇸</text:span></text:p>
      <text:list xml:id="list1676498808" text:style-name="WWNum4">
        <text:list-item>
          <text:p text:style-name="P27"><text:span text:style-name="T1">Contract (extended) to write apps for a new credit union. Money transfers via third party financial institutions; $13MM transferred. Fraud detection, CX tools, KB, </text:span><text:span text:style-name="T19">Interest</text:span><text:span text:style-name="T1">,</text:span><text:span text:style-name="T19"> audits</text:span><text:span text:style-name="T1">, </text:span><text:span text:style-name="T19">KYC</text:span><text:span text:style-name="T1">,</text:span><text:span text:style-name="T19"> statements, </text:span><text:span text:style-name="T1">&amp;</text:span><text:span text:style-name="T19"> ledgers</text:span></text:p>
        </text:list-item>
        <text:list-item>
          <text:p text:style-name="P27"><text:span text:style-name="T1">Contracted to write a “physical letters to Legislators as a Service” web app</text:span></text:p>
        </text:list-item>
        <text:list-item>
          <text:p text:style-name="P27"><text:span text:style-name="T1">Contracted (extended) w/ </text:span><text:a xlink:type="simple" xlink:href="https://www.crunchbase.com/organization/neighborino" text:style-name="ListLabel_20_119" text:visited-style-name="ListLabel_20_119"><text:span text:style-name="T11">Neighborino, LLC</text:span></text:a><text:span text:style-name="T1"> to build p</text:span><text:span text:style-name="T19">hoto</text:span><text:span text:style-name="T1">s</text:span><text:span text:style-name="T19">, messaging, ad</text:span><text:span text:style-name="T1"> </text:span><text:span text:style-name="T19">services, calendaring</text:span><text:span text:style-name="T1">, and </text:span><text:span text:style-name="T19">daemons</text:span></text:p>
        </text:list-item>
        <text:list-item>
          <text:p text:style-name="P27"><text:span text:style-name="T1">Contract (extended) to migrate </text:span><text:a xlink:type="simple" xlink:href="http://biblegateway.com" text:style-name="ListLabel_20_118" text:visited-style-name="ListLabel_20_118"><text:span text:style-name="T8">BibleGateway</text:span></text:a><text:span text:style-name="T1"> (Harper-Collins), then a US top 10 website, to Rails</text:span></text:p>
        </text:list-item>
      </text:list>
      <text:p text:style-name="P16"/>
      <text:p text:style-name="P37"><text:bookmark text:name="_7647vhbsbucy"/><text:span text:style-name="T23">Engineer</text:span> <text:s text:c="3"/>⦚ <text:s text:c="3"/><text:a xlink:type="simple" xlink:href="http://iac.iga.in.gov/iac/irtoc.htm" text:style-name="ListLabel_20_120" text:visited-style-name="ListLabel_20_120"><text:span text:style-name="T12">Legislative Services Agency</text:span></text:a><text:span text:style-name="T23"> - Indiana General Assembly</text:span> <text:s text:c="2"/>⦚ <text:s text:c="3"/><text:span text:style-name="T23">1997-9, 2006-7</text:span> <text:s text:c="3"/>⦚ <text:s text:c="2"/><text:span text:style-name="T23"><text:s/>2.3y</text:span></text:p>
      <text:p text:style-name="P32"><text:bookmark text:name="_8fe374mqeb3o"/>🥞Rails 1.1…1.2, Ruby 1.8, Oracle 8i, 9i &amp; 10g, jQuery, CSS, Redhat, IIS, XML, XSL, Tomcat, Cocoon, C#, Google Mini<text:span text:style-name="T1"> <text:s/>⦚ <text:s/></text:span><text:span text:style-name="T25">🪜🇺🇸</text:span></text:p>
      <text:list xml:id="list2590375860" text:style-name="WWNum12">
        <text:list-item>
          <text:p text:style-name="P21"><text:a xlink:type="simple" xlink:href="http://iac.iga.in.gov/iac/irtoc.htm" text:style-name="ListLabel_20_119" text:visited-style-name="ListLabel_20_119"><text:span text:style-name="T11">Indiana Register</text:span></text:a><text:span text:style-name="T19"> </text:span><text:span text:style-name="T1">&amp; </text:span><text:a xlink:type="simple" xlink:href="http://iac.iga.in.gov/iac/iac_title" text:style-name="ListLabel_20_118" text:visited-style-name="ListLabel_20_118"><text:span text:style-name="T8">Administrative Code</text:span></text:a><text:span text:style-name="T1"> site -</text:span><text:span text:style-name="T19"> official documents auto-published</text:span><text:span text:style-name="T1">. XML &amp; XSLT; Designed layout, created CSS; 15+ years on still beautiful and fast! Programmed </text:span><text:span text:style-name="T19">Google Mini search appliance</text:span><text:span text:style-name="T1">; b</text:span><text:span text:style-name="T19">atch &amp; </text:span><text:span text:style-name="T1">s</text:span><text:span text:style-name="T19">hell </text:span><text:span text:style-name="T1">scripts.</text:span></text:p>
        </text:list-item>
        <text:list-item>
          <text:p text:style-name="P21"><text:span text:style-name="T19">Indiana General Assembly's call center </text:span><text:span text:style-name="T1">app</text:span><text:span text:style-name="T19"> (</text:span><text:span text:style-name="T1">House/Senate/LSA). Rails + Cisco IPCC &amp; PBX +</text:span><text:span text:style-name="T19"> </text:span><text:span text:style-name="T1">constituent issues + legislator highlight emails. World’s first enterprise Rails app on Windows Server 2k3, IIS6 + FastCGI w/ SSO (</text:span><text:a xlink:type="simple" xlink:href="https://discuss.rubyonrails.org/t/iis-new-fastcgi-support-and-rails/5614/5" text:style-name="ListLabel_20_118" text:visited-style-name="ListLabel_20_118"><text:span text:style-name="T8">ref1</text:span></text:a><text:span text:style-name="T1">, </text:span><text:a xlink:type="simple" xlink:href="https://markmail.org/message/tvkxqnpjltu5xvtk#query:+page:1+mid:tvkxqnpjltu5xvtk+state:results" text:style-name="ListLabel_20_118" text:visited-style-name="ListLabel_20_118"><text:span text:style-name="T8">ref2</text:span></text:a><text:span text:style-name="T1">)</text:span></text:p>
        </text:list-item>
        <text:list-item>
          <text:p text:style-name="P21"><text:span text:style-name="T1">As a standout CS student @ BSU, selected in 1st-and-2nd-ever technical intern groups; Built issue tracker app</text:span></text:p>
        </text:list-item>
      </text:list>
      <text:p text:style-name="P6"/>
      <text:p text:style-name="P37"><text:bookmark text:name="_ciry1r2umaos"/><text:span text:style-name="T23">Engineer</text:span> <text:s text:c="3"/>⦚ <text:s text:c="3"/><text:a xlink:type="simple" xlink:href="https://rocketreach.co/optivel-inc-profile_b445a0dafa55b3c4" text:style-name="ListLabel_20_120" text:visited-style-name="ListLabel_20_120"><text:span text:style-name="T12">Optivel, Inc</text:span></text:a> <text:s text:c="3"/>⦚ <text:s text:c="3"/><text:span text:style-name="T23">Dec 2004</text:span> <text:s text:c="3"/>⦚ <text:s text:c="3"/><text:span text:style-name="T23">1.4y</text:span></text:p>
      <text:p text:style-name="P32"><text:bookmark text:name="_vogv1hksmmup"/>🥞Rails 0.10…1.1, Ruby 1.8, Mongrel, MySQL, Bugzilla, Bash, PHP, Java, Perl, Scheme, Nagios, Debian, apt<text:span text:style-name="T1"> <text:s/>⦚ <text:s/></text:span><text:span text:style-name="T25">🪜🇺🇸</text:span></text:p>
      <text:list xml:id="list2255359105" text:style-name="WWNum11">
        <text:list-item>
          <text:p text:style-name="P28"><text:span text:style-name="T1">Promoted to Engineer; built</text:span><text:span text:style-name="T19"> “AirBnB for Airplanes”</text:span><text:span text:style-name="T1">. </text:span><text:span text:style-name="T19">Managed Debian apt mirror</text:span><text:span text:style-name="T1"> &amp; built </text:span><text:span text:style-name="T19">internal </text:span><text:span text:style-name="T1">.deb packages</text:span></text:p>
        </text:list-item>
      </text:list>
      <text:p text:style-name="P5"/>
      <text:p text:style-name="P34"><text:bookmark text:name="_txkctxpjgbsn"/>Projects - Free (Libre) Open Source</text:p>
      <text:p text:style-name="P8"><text:a xlink:type="simple" xlink:href="https://tidelift.com/about/lifter#funded-packages" text:style-name="ListLabel_20_123" text:visited-style-name="ListLabel_20_123"><text:span text:style-name="T10">Tidelift</text:span></text:a><text:span text:style-name="T18"> Maintainer, </text:span><text:a xlink:type="simple" xlink:href="https://rubygems.org/profiles/pboling" text:style-name="ListLabel_20_123" text:visited-style-name="ListLabel_20_123"><text:span text:style-name="T10">RubyGem</text:span></text:a><text:span text:style-name="T18"> &amp; </text:span><text:a xlink:type="simple" xlink:href="https://www.npmjs.com/~pboling" text:style-name="ListLabel_20_123" text:visited-style-name="ListLabel_20_123"><text:span text:style-name="T10">NPM</text:span></text:a><text:span text:style-name="T18"> Project Lead</text:span><text:span text:style-name="T1">, 67+ libraries; widely adopted (Oct’22):</text:span></text:p>
      <text:list xml:id="list2918932322" text:style-name="WWNum8">
        <text:list-item>
          <text:p text:style-name="P29"><text:a xlink:type="simple" xlink:href="https://rubygems.org/gems/oauth2" text:style-name="ListLabel_20_118" text:visited-style-name="ListLabel_20_118"><text:span text:style-name="T8">oauth2</text:span></text:a><text:span text:style-name="T1"> - OAuth 2 Client; </text:span><text:span text:style-name="T16">maintainer</text:span><text:span text:style-name="T1"> since 2017; 124MM DL</text:span></text:p>
        </text:list-item>
        <text:list-item>
          <text:p text:style-name="P29"><text:a xlink:type="simple" xlink:href="https://rubygems.org/gems/oauth" text:style-name="ListLabel_20_118" text:visited-style-name="ListLabel_20_118"><text:span text:style-name="T8">oauth</text:span></text:a><text:span text:style-name="T1"> - OAuth 1 Client &amp; Server; </text:span><text:span text:style-name="T16">maintainer</text:span><text:span text:style-name="T1"> since 2021; 83MM DL</text:span></text:p>
        </text:list-item>
        <text:list-item>
          <text:p text:style-name="P29"><text:soft-page-break/><text:a xlink:type="simple" xlink:href="https://rubygems.org/gems/version_gem" text:style-name="ListLabel_20_118" text:visited-style-name="ListLabel_20_118"><text:span text:style-name="T8">version_gem</text:span></text:a><text:span text:style-name="T1"> - Gemspec-compatible VERSION enhancer; </text:span><text:span text:style-name="T16">author</text:span><text:span text:style-name="T1">, 2022; 3.5MM DL</text:span></text:p>
        </text:list-item>
        <text:list-item>
          <text:p text:style-name="P29"><text:a xlink:type="simple" xlink:href="https://rubygems.org/gems/dynamoid" text:style-name="ListLabel_20_118" text:visited-style-name="ListLabel_20_118"><text:span text:style-name="T8">dynamoid</text:span></text:a><text:span text:style-name="T1"> - Amazon DynamoDB ORM; </text:span><text:span text:style-name="T16">maintainer</text:span><text:span text:style-name="T1"> since 2016; 2.8MM DL</text:span></text:p>
        </text:list-item>
        <text:list-item>
          <text:p text:style-name="P29"><text:a xlink:type="simple" xlink:href="https://rubygems.org/gems/gem_bench" text:style-name="ListLabel_20_118" text:visited-style-name="ListLabel_20_118"><text:span text:style-name="T8">gem_bench</text:span></text:a><text:span text:style-name="T1"> - Gemfile static analysis; </text:span><text:span text:style-name="T16">author</text:span><text:span text:style-name="T1">, 2013; 2.8MM DL</text:span></text:p>
        </text:list-item>
        <text:list-item>
          <text:p text:style-name="P29"><text:a xlink:type="simple" xlink:href="https://rubygems.org/gems/flag_shih_tzu" text:style-name="ListLabel_20_118" text:visited-style-name="ListLabel_20_118"><text:span text:style-name="T8">flag_shih_tzu</text:span></text:a><text:span text:style-name="T1"> - Bitfields for ActiveRecord; </text:span><text:span text:style-name="T16">maintainer</text:span><text:span text:style-name="T1"> since 2012; 1.8MM DL</text:span></text:p>
        </text:list-item>
        <text:list-item>
          <text:p text:style-name="P29"><text:a xlink:type="simple" xlink:href="https://rubygems.org/gems/sanitize_email" text:style-name="ListLabel_20_118" text:visited-style-name="ListLabel_20_118"><text:span text:style-name="T8">sanitize_email</text:span></text:a><text:span text:style-name="T1"> - Email condom for Ruby server; </text:span><text:span text:style-name="T16">author</text:span><text:span text:style-name="T1">, 2009; 1.5MM DL</text:span></text:p>
        </text:list-item>
        <text:list-item>
          <text:p text:style-name="P29"><text:a xlink:type="simple" xlink:href="https://rubygems.org/gems/omniauth-identity" text:style-name="ListLabel_20_118" text:visited-style-name="ListLabel_20_118"><text:span text:style-name="T8">omniauth-identity</text:span></text:a><text:span text:style-name="T1"> - Trad un/pw adapter for omniauth; </text:span><text:span text:style-name="T16">maintainer</text:span><text:span text:style-name="T1"> since 2020; 1.4MM DL</text:span></text:p>
        </text:list-item>
      </text:list>
      <text:p text:style-name="P5"/>
      <text:p text:style-name="P35"><text:bookmark text:name="_k5uuoi4hvp7f"/>Projects - Volunteer Work</text:p>
      <text:list xml:id="list3321493033" text:style-name="WWNum2">
        <text:list-item>
          <text:p text:style-name="P25"><text:span text:style-name="T19">Liberian civil war re</text:span><text:span text:style-name="T1">fugee assistance</text:span><text:span text:style-name="T19"> since 2013.</text:span><text:span text:style-name="T1"> Relocate, buy</text:span><text:span text:style-name="T19"> land, build homes, find</text:span><text:span text:style-name="T1"> </text:span><text:span text:style-name="T19">employment.</text:span><text:span text:style-name="T3"> Liberian </text:span><text:span text:style-name="T19">NGO </text:span><text:a xlink:type="simple" xlink:href="https://www.facebook.com/hope.for.tomorrow.liberia/" text:style-name="ListLabel_20_119" text:visited-style-name="ListLabel_20_119"><text:span text:style-name="T11">Hope For Tomorrow</text:span></text:a><text:span text:style-name="T1"> registered in 2015</text:span><text:span text:style-name="T19">. </text:span><text:span text:style-name="T1">Dozens stabilized</text:span><text:span text:style-name="T19"> each year.</text:span></text:p>
        </text:list-item>
        <text:list-item>
          <text:p text:style-name="P25"><text:span text:style-name="T1">C</text:span><text:span text:style-name="T3">o-founde</text:span><text:span text:style-name="T1">d</text:span><text:span text:style-name="T3"> </text:span><text:a xlink:type="simple" xlink:href="http://wordtree.org" text:style-name="ListLabel_20_118" text:visited-style-name="ListLabel_20_118"><text:span text:style-name="T8">WordTree Foundation</text:span></text:a><text:span text:style-name="T1"> in 2013</text:span><text:span text:style-name="T3">. </text:span><text:span text:style-name="T1">A</text:span><text:span text:style-name="T3">lgorithms </text:span><text:span text:style-name="T1">for</text:span><text:span text:style-name="T3"> scientific analysis (e.g. </text:span><text:span text:style-name="T19">n-</text:span><text:span text:style-name="T3">gram) of literary provenance</text:span><text:span text:style-name="T1">. Pre-modern focus on evolution of ideas</text:span><text:span text:style-name="T3">. World</text:span><text:span text:style-name="T1">’s</text:span><text:span text:style-name="T3"> first </text:span><text:span text:style-name="T1">“</text:span><text:span text:style-name="T3">Big Data</text:span><text:span text:style-name="T1">”</text:span><text:span text:style-name="T3"> </text:span><text:span text:style-name="T1">study of English literature. </text:span><text:a xlink:type="simple" xlink:href="http://github.com/wordtreefoundation" text:style-name="ListLabel_20_118" text:visited-style-name="ListLabel_20_118"><text:span text:style-name="T8">Free &amp; open source</text:span></text:a><text:span text:style-name="T1">.</text:span></text:p>
        </text:list-item>
      </text:list>
      <text:p text:style-name="P5"/>
      <text:p text:style-name="P35"><text:bookmark text:name="_kxxphgzbmjqq"/>Awards, Accolades and Certifications</text:p>
      <text:list xml:id="list77310194" text:style-name="WWNum6">
        <text:list-item>
          <text:p text:style-name="P30"><text:span text:style-name="T6">2x </text:span><text:span text:style-name="T3">Dean’s Honor List for Computer Sc</text:span><text:span text:style-name="T1">ience</text:span><text:span text:style-name="T3">, Ball State University</text:span></text:p>
        </text:list-item>
        <text:list-item>
          <text:p text:style-name="P30"><text:span text:style-name="T3">Indiana Core 40 Honors Diploma, Muncie Central High School</text:span></text:p>
        </text:list-item>
        <text:list-item>
          <text:p text:style-name="P30"><text:span text:style-name="T19">Eagle Scout - Boy Scouts of America</text:span></text:p>
        </text:list-item>
        <text:list-item>
          <text:p text:style-name="P30"><text:span text:style-name="T1">Licensed Barista SITHFAB005 &amp; SITXFSA001, CBD College, Sydney, Australia, RTO# 91399</text:span></text:p>
        </text:list-item>
      </text:list>
      <text:p text:style-name="P5"/>
      <text:p text:style-name="Heading_20_1"><text:bookmark text:name="_11x8xjg3f56k"/>Education (*)</text:p>
      <text:list xml:id="list3641626198" text:style-name="WWNum7">
        <text:list-item>
          <text:p text:style-name="P31"><text:span text:style-name="T3">Ball State University <text:s/></text:span><text:span text:style-name="T1"><text:s/>⦚ <text:s text:c="2"/>Computer Science <text:s text:c="2"/>⦚ <text:s text:c="2"/></text:span><text:span text:style-name="T3">Muncie, IN</text:span></text:p>
        </text:list-item>
        <text:list-item>
          <text:p text:style-name="P31"><text:span text:style-name="T3">Purdue University</text:span><text:span text:style-name="T1"> <text:s text:c="2"/>⦚ <text:s text:c="2"/>Management Information Systems <text:s text:c="2"/>⦚ <text:s text:c="2"/></text:span><text:span text:style-name="T3">Lafayette, IN</text:span></text:p>
        </text:list-item>
      </text:list>
      <text:p text:style-name="P5"><text:span text:style-name="T18">(</text:span><text:span text:style-name="T4">*)</text:span><text:span text:style-name="T3"> </text:span><text:span text:style-name="T1">University</text:span><text:span text:style-name="T3"> part-time, while </text:span><text:span text:style-name="T1">working ➔</text:span><text:span text:style-name="T3"> </text:span><text:span text:style-name="T1">No</text:span><text:span text:style-name="T3"> degree</text:span><text:span text:style-name="T1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Verdana" svg:font-family="Verdana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in" fo:margin-right="0in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loext:graphic-properties draw:fill="solid" draw:fill-color="#efefef"/>
      <style:paragraph-properties fo:margin-left="-0.3126in" fo:margin-right="-0.3752in" fo:text-align="center" style:justify-single-word="false" fo:text-indent="0in" style:auto-text-indent="false" fo:background-color="#efefef" fo:padding-left="0.028in" fo:padding-right="0.028in" fo:padding-top="0in" fo:padding-bottom="0.028in" fo:border-left="1.5pt dotted #000000" fo:border-right="1.5pt dotted #000000" fo:border-top="none" fo:border-bottom="1.5pt dotted #000000"/>
      <style:text-properties fo:font-weight="bold" style:font-weight-asian="bold"/>
    </style:style>
    <style:style style:name="Heading_20_2" style:display-name="Heading 2" style:family="paragraph" style:parent-style-name="normal" style:next-style-name="Standard" style:default-outline-level="" style:class="text">
      <loext:graphic-properties draw:fill="solid" draw:fill-color="#f3f3f3"/>
      <style:paragraph-properties fo:margin-left="-0.3126in" fo:margin-right="-0.3752in" fo:text-align="center" style:justify-single-word="false" fo:text-indent="0in" style:auto-text-indent="false" fo:background-color="#f3f3f3" fo:padding="0.0138in" fo:border="0.99pt solid #ffffff"/>
      <style:text-properties fo:color="#274e13" fo:font-weight="bold" style:font-weight-asian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text-indent="0in" style:auto-text-indent="false"/>
      <style:text-properties fo:font-size="9pt" style:font-size-asian="9pt" style:font-size-complex="9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together="auto" fo:orphans="0" fo:widows="0" fo:break-before="auto" fo:break-after="auto" fo:keep-with-next="auto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417in" loext:contextual-spacing="false" fo:line-height="100%" fo:text-align="center" style:justify-single-word="false" fo:keep-together="auto" fo:orphans="0" fo:widows="0" fo:break-before="auto" fo:break-after="auto" fo:keep-with-next="auto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keep-together="auto" fo:orphans="0" fo:widows="0" fo:break-before="auto" fo:break-after="auto" fo:keep-with-next="auto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0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0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0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3" style:display-name="ListLabel 83" style:family="text">
      <style:text-properties fo:font-variant="normal" fo:text-transform="none" fo:color="#2a00ff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4" style:display-name="ListLabel 8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5" style:display-name="ListLabel 8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6" style:display-name="ListLabel 8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/>
    </style:style>
    <style:style style:name="ListLabel_20_87" style:display-name="ListLabel 8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8" style:display-name="ListLabel 8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Courier New1" style:font-family-asian="'Courier New'" style:font-family-generic-asian="system" style:font-pitch-asian="variable" style:font-size-asian="10pt" style:font-style-asian="normal" style:font-weight-asian="normal" style:font-name-complex="Courier New1" style:font-family-complex="'Courier New'" style:font-family-generic-complex="system" style:font-pitch-complex="variable" style:font-size-complex="10pt"/>
    </style:style>
    <style:style style:name="ListLabel_20_90" style:display-name="ListLabel 9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/>
    </style:style>
    <style:style style:name="ListLabel_20_91" style:display-name="ListLabel 91" style:family="text">
      <style:text-properties fo:font-size="10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0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font-size="10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1155cc"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9" style:display-name="ListLabel 119" style:family="text">
      <style:text-properties fo:color="#1155cc"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/>
    </style:style>
    <style:style style:name="ListLabel_20_120" style:display-name="ListLabel 120" style:family="text">
      <style:text-properties fo:color="#1155cc" style:text-underline-style="solid" style:text-underline-width="auto" style:text-underline-color="font-color"/>
    </style:style>
    <style:style style:name="ListLabel_20_121" style:display-name="ListLabel 121" style:family="text">
      <style:text-properties fo:color="#1155cc"/>
    </style:style>
    <style:style style:name="ListLabel_20_122" style:display-name="ListLabel 122" style:family="text">
      <style:text-properties fo:color="#1155cc" fo:font-size="10pt" style:font-size-asian="10pt" style:font-size-complex="10pt" fo:background-color="#ffffff"/>
    </style:style>
    <style:style style:name="ListLabel_20_123" style:display-name="ListLabel 123" style:family="text">
      <style:text-properties fo:color="#1155cc" fo:font-size="10pt" fo:font-weight="bold" style:font-size-asian="10pt" style:font-weight-asian="bol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➢" text:bullet-char="➢">
        <style:list-level-properties text:list-level-position-and-space-mode="label-alignment">
          <style:list-level-label-alignment text:label-followed-by="listtab" fo:text-indent="0.0626in" fo:margin-left="-0.3126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★" text:bullet-char="★">
        <style:list-level-properties text:list-level-position-and-space-mode="label-alignment">
          <style:list-level-label-alignment text:label-followed-by="listtab" fo:text-indent="-0.7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➢" text:bullet-char="➢">
        <style:list-level-properties text:list-level-position-and-space-mode="label-alignment">
          <style:list-level-label-alignment text:label-followed-by="listtab" fo:text-indent="0.0626in" fo:margin-left="-0.3126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➢" text:bullet-char="➢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0.2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➢" text:bullet-char="➢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★" text:bullet-char="★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➔" text:bullet-char="➔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bullet>
      <text:list-level-style-bullet text:level="2" text:style-name="ListLabel_20_56" style:num-suffix="◆" text:bullet-char="◆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◆" text:bullet-char="◆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➢" text:bullet-char="➢">
        <style:list-level-properties text:list-level-position-and-space-mode="label-alignment">
          <style:list-level-label-alignment text:label-followed-by="listtab" fo:text-indent="0.0626in" fo:margin-left="-0.3126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0.25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➢" text:bullet-char="➢">
        <style:list-level-properties text:list-level-position-and-space-mode="label-alignment">
          <style:list-level-label-alignment text:label-followed-by="listtab" fo:text-indent="-0.5in" fo:margin-left="0.25in"/>
        </style:list-level-properties>
        <style:text-properties style:font-name="Verdana"/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Verdana"/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Verdana"/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margin-left="1.75in"/>
        </style:list-level-properties>
        <style:text-properties style:font-name="Verdana"/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margin-left="2.25in"/>
        </style:list-level-properties>
        <style:text-properties style:font-name="Courier New"/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margin-left="2.75in"/>
        </style:list-level-properties>
        <style:text-properties style:font-name="Verdana"/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margin-left="3.25in"/>
        </style:list-level-properties>
        <style:text-properties style:font-name="Verdana"/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margin-left="3.75in"/>
        </style:list-level-properties>
        <style:text-properties style:font-name="Courier New"/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margin-left="4.25in"/>
        </style:list-level-properties>
        <style:text-properties style:font-name="Verdan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➢" text:bullet-char="➢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➢" text:bullet-char="➢">
        <style:list-level-properties text:list-level-position-and-space-mode="label-alignment">
          <style:list-level-label-alignment text:label-followed-by="listtab" fo:text-indent="-0.5in" fo:margin-left="0.2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0.25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➢" text:bullet-char="➢">
        <style:list-level-properties text:list-level-position-and-space-mode="label-alignment">
          <style:list-level-label-alignment text:label-followed-by="listtab" fo:text-indent="-0.7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79" meta:word-count="1432" meta:character-count="9494" meta:non-whitespace-character-count="7845"/>
    <meta:generator>LibreOfficeDev/6.0.5.2$Linux_X86_64 LibreOffice_project/</meta:generator>
  </office:meta>
</office:document-meta>
</file>